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contentArea"/>Słowniczek najważniejszych  (ale nie wszystkich) pojęć:<text:line-break/><text:line-break/><text:span text:style-name="T1">All-in </text:span>(Za wszystko) - Gracza, który wkłada swoje ostatnie żetony do puli nazywa się all-in. Gracz all-in nie może wygrać od innego gracza więcej pieniędzy niż miał na stole przed pulą. Gracz all-in będzie miał prawo do głównej puli, a jeśli inni gracze wyłożą więcej, do side-pot (osobna pula/ poboczna). <text:line-break/><text:line-break/> <text:span text:style-name="T1">Bankroll</text:span> - Całkowita suma pieniędzy, jaką jeden gracz chce (i jest w stanie) zaryzykować. <text:line-break/><text:line-break/><text:span text:style-name="T1">Bad Beat </text:span>- Sytuacja, w której bardzo silny układ kart (ręka pokerzysty) jest pokonany przez jeszcze silniejszy. <text:line-break/><text:line-break/><text:span text:style-name="T1">Bet</text:span> (Stawka) - To bet (postawić) oznacza wyłożenie pieniędzy do puli, zwykle poprzez otwarcie, bądź późniejsze działania w swojej kolejce, czyli podbicie (raise) lub ponowne podbicie (re-raise). <text:line-break/><text:line-break/> <text:span text:style-name="T1">Bring-in</text:span> - To bring in podczas licytacji oznacza pierwszą stawkę w pierwszej kolejce gracza (wyłączając blinds bets, czyli stawki w ciemno, oraz antes). <text:line-break/><text:line-break/><text:span text:style-name="T1">Button</text:span> (dealer button) (Przycisk – przycisk dealera) - Zwykle "the button" ("przycisk") odnosi się do the dealer button (przycisku dealera), używanego dla oznaczenia pozycji dealera, bądź gracza grającego na tej pozycji. <text:line-break/><text:line-break/><text:span text:style-name="T1">Buy-in </text:span>(Wejście) - Suma pieniędzy z jaką rozpoczynasz grę. W grze poza turniejem jest to suma, którą otrzymujesz w żetonach. W turnieju Twój buy-in to suma, jaką musiałeś wydać, aby otrzymać swoją początkową liczbę żetonów turniejowych. <text:line-break/><text:line-break/><text:span text:style-name="T1">Big Blind</text:span> (Duża w ciemno) - Określona suma postawiona przed rozdaniem kart przez gracza, siedzącego na drugiej pozycji od dealera, licząc zgodnie z ruchem wskazówek zagara. Gracze dołączający w trakcie gry muszą postawić Big Blind z każdej pozycji. <text:line-break/><text:line-break/><text:span text:style-name="T1">Call</text:span> (Wejść) - To call oznacza dorównać z aktualną stawką. Jeśli była stawka w wysokości E10 oraz podbicie o E10 to koszt wejścia wynosi E20. Wejście to najtańszy sposób na pozostanie w grze. <text:line-break/><text:line-break/><text:span text:style-name="T1">Check</text:span> (Czekać) - Jeśli nie było stawki przed Tobą w danej rundzie licytacji, możesz check (czekać), co oznacza to samo co calling (wejście) ze stawką w wysokości E0, bądź pominięcie Twojej kolejki. <text:line-break/><text:line-break/><text:span text:style-name="T1">Czekać-Podbić</text:span> - Czekać, a potem podbić, kiedy inny gracz stawia. Działanie podejmowane zwykle przez gracza z silnym układem na ręce, z zamiarem powiększenia puli. <text:line-break/><text:line-break/><text:span text:style-name="T1">Community card(s) </text:span>(Karta/y wspólna/e) - Karty odkryte, które należą do wszystkich graczy. Gry Flop, takie jak Texas Hold'em i Omaha, mają pięć community cards (kart wspólnych). <text:line-break/><text:line-break/><text:span text:style-name="T1">Deal</text:span> (Rozdanie) - To deal (rozdawać) oznacza rodzielać karty. Osoba, która rozdaje to dealer (krupier/rozdający). To be dealt in oznacza otrzymywać karty. To be dealt out lub dealt around oznacza, że nie dostaje się kart. <text:line-break/><text:line-break/><text:span text:style-name="T1">Talia </text:span>- Zestaw kart do gry. W większości gier talia składa się z 52 kart. <text:line-break/><text:line-break/> <text:span text:style-name="T1">Drawing hand</text:span> - Niepełny, ale potencjalnie silny układ na ręce. To zwykle odnosi się do układu, w którym masz 4 z 5 kart potrzebnych to strita (straight draw) lub koloru (flush draw). <text:line-break/><text:soft-page-break/><text:line-break/><text:span text:style-name="T1">Fixed limit</text:span> (Ustalony limit) - W limit poker (z limitem stawki), wszelkie ograniczenia licytacji, w których wysokość stawki w każdej poszczególnej kolejce jest ustalona z góry. <text:line-break/><text:line-break/><text:span text:style-name="T1">Flop</text:span> - Wiele gier, takich jak hold'em czy omaha, rozgrywa się z użyciem pięciu kart wspólnych. Pierwsze trzy z tych kart są rozdawane jednocześnie i nazywane są the flop. Gry z flop mogą być nazywane flop games. <text:line-break/><text:line-break/><text:span text:style-name="T1">Kolor</text:span> - układ kart (ręka pokerzysty), składający się z pięciu kart w tym samym kolorze. <text:line-break/><text:line-break/><text:span text:style-name="T1">Fold</text:span> (Spasować/Pas) - Zrezygnować z gry, zazwyczaj, gdy ktoś inny stawia wyższą stawkę niż Ty chcesz wejść. <text:line-break/><text:line-break/>  <text:span text:style-name="T1">Full</text:span> - Układ kart (ręka pokerzysty), składający się z jednej pary i trzech kart tego samego rodzaju. Np. 4-4-K-K-K (dwie czwórki i trzy króle). O tym, który układ jest silniejszy, decyduje w pierwszej kolejności trójka. <text:line-break/><text:line-break/><text:span text:style-name="T1">Heads-up</text:span> (Pojedynek) - Gra tylko między dwoma graczami. <text:line-break/><text:line-break/><text:span text:style-name="T1">Kicker</text:span> -  karta bez pary, która idzie z parą lub trójką gracza. Często rank (ranga) kickera determinuje zwycięzcę puli. <text:line-break/><text:line-break/><text:span text:style-name="T1">Main pot</text:span> (Pula główna) - Kiedy gracz wchodzi all-in (za wszystko) w stołowej grze na stawki, ten gracz jest jedynym, który ma prawo wygrać pulę główną - pulę, składającą się z tych stawek, które mógł zrównać. O dodatkowe stawki, postawione w side pot (puli pobocznej), gra toczy się między pozostałymi graczami. <text:line-break/><text:line-break/><text:span text:style-name="T1">Muck</text:span> - Plik (sterta) odrzuconych kart lub odrzucanie kart do tego pliku (i tym samym wyłączanie ich z gry). <text:line-break/><text:line-break/><text:span text:style-name="T1">Nuts</text:span> - Najlepszy możliwy układ na ręce w danym punkcie gry <text:line-break/><text:line-break/><text:span text:style-name="T1">Overcard</text:span> - Karta własna (hole card), która jest wyższa niż wszystkie karty wspólne (community cards) na stole. <text:line-break/><text:line-break/><text:span text:style-name="T1">Para</text:span> - Dwie karty tej samej rangi. Np. J-J. <text:line-break/><text:line-break/><text:span text:style-name="T1">Pozycja</text:span> - Lokalizacja gracza w stosunku do dealera. <text:line-break/><text:line-break/><text:span text:style-name="T1">Post</text:span> - Wyłożyć blind (small blind - małą w ciemno, lub big blind - dużą w ciemno). Jeśli pominąłeś zagranie blind w danej kolejce, dealer pyta Cię czy chcesz wyłożyć, czyli wyłożyć tyle żetonów, ile wynosi blind, którą opuściłeś. Gdy kolejka dochodzi do Ciebie, już wszedłeś (called) z jedną stawką i, jeśli pula nie została podbita, nie musisz już wkładać więcej żetonów do puli. Możesz oczywiście podbić. <text:line-break/><text:line-break/><text:span text:style-name="T1">Pula</text:span> - Wszystkie pieniądze na środku stołu pokerowego, przypadające zwycięskiemu układowi kart to pula. <text:line-break/><text:line-break/><text:span text:style-name="T1">Pot limit</text:span> (Z limitem puli) - Ograniczenia licytacji w grze, w której możesz postawić do wysokości puli. <text:line-break/><text:line-break/><text:span text:style-name="T1">Raise</text:span> (Podbić) - Po otwarciu przez kogoś licytacji w rundzie, aby podwyższyć kwotę stawki należy <text:soft-page-break/>podbić. Na przykład, jeśli limit licytacji wynosi E5 i gracz A stawia E5, gracz B może fold (spasować), call (wejść) za E5, albo podbić ją do E10. <text:line-break/><text:line-break/> <text:span text:style-name="T1">Rank </text:span>(Ranga) - Każda karta ma swój kolor i rangę. Para to dwie karty tej samej rangi. <text:line-break/><text:line-break/> <text:span text:style-name="T1">River</text:span> (fifth street) (Piąta karta) - Ostatnia z pięciu kart wspólnych w grach flop, czyli Texas Hold'em i Omaha. Czasami nazywana także fifth street. Niekiedy "river" jest używana dla określenia ostatniej karty w grach non-flop, takich jak 7 Card Stud. <text:line-break/><text:line-break/><text:span text:style-name="T1">Royal Flush</text:span> (Poker Królewski) - Układ kart, składający się z pokera od A-10 (od Asa do dziesiątki), czyli A-K-Q-J-10 (As-Król-Queen(Królowa)-Jack(Walet)-Ten(Dziesiątka)). <text:line-break/><text:line-break/><text:span text:style-name="T1">Showdown</text:span> (Wyłożenie kart) - Kiedy wszystkie licytacje się zakończą, jeśli więcej niż jeden gracz wciąż pozostaje w puli, gracze pokazują swoje karty, aby ustalić zwycięzcę. <text:line-break/><text:line-break/><text:span text:style-name="T1">Side pot</text:span> (Pula poboczna/osobna) - Pula pomocnicza utworzona wtedy, gdy jednemu lub więcej graczy kończą się żetony, a ci, kórym się skończyły nie mogą wygrać. To może doprowadzić do sytuacji, w której gracz z drugim (albo gorszym) układem kart na ręce może wygrać więcej pieniędzy w puli niż ten, kto ma najlepszy układ. <text:line-break/><text:line-break/><text:span text:style-name="T1">Small Blind</text:span> (Mała w ciemno) - Suma włożona do puli przed rozdaniem kart przez osobę bezpośrednio po lewej stronie the dealer "button" (przycisku dealera). <text:line-break/><text:line-break/><text:span text:style-name="T1">Stack</text:span> - Suma pieniędzy, którą masz przed sobą na stole pokerowym (czyli stos żetonów). A stack może także odnosić się do określonej liczby żetonów. <text:line-break/><text:line-break/><text:span text:style-name="T1">Ukraść pulę</text:span> - Wygrać pulę przez blef. <text:line-break/><text:line-break/><text:span text:style-name="T1">Strit</text:span> - Układ kart, składający się z pięciu kolejnych (wg rangi) kart. Np. 4-5-6-7-8. <text:line-break/><text:line-break/><text:span text:style-name="T1">Poker</text:span> - Układ kart, składający się ze strita, gdzie wszystkie karty są w tym samym kolorze. <text:line-break/><text:line-break/><text:span text:style-name="T1">Kolor</text:span> - Jedna z czterech grup 13 kart, na które podzielona jest talia: pik, kier, karo i trefl. <text:line-break/><text:line-break/><text:span text:style-name="T1">Table stakes</text:span> - (1) Suma pieniędzy jaką masz na stole. To jest maksymalna kwota, którą możesz stracić, bądź ktoś może od Ciebie wygrać. (2) Warunek, że gracze mogą stawiać tylko te pieniądze, które mają przed sobą na początku rozdania, a kupić więcej żetonów tylko między rozdaniami. <text:line-break/><text:line-break/><text:span text:style-name="T1">Trójka</text:span> - karty tej samej rangi. Np. Q-Q-Q (trzy Queens, Damy). <text:line-break/><text:line-break/><text:span text:style-name="T1">Turn</text:span> (fourth street) (Czwarta karta) - Czwarta z pięciu kart wspólnych w grach flop, czyli Texas Hold'em i Omaha, nazywana jest the turn. Czasem określana jest także jako fourth stre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zymon Witamborski</meta:initial-creator>
    <meta:creation-date>2010-03-17T10:07:16</meta:creation-date>
    <meta:document-statistic meta:table-count="0" meta:image-count="0" meta:object-count="0" meta:page-count="3" meta:paragraph-count="1" meta:word-count="1196" meta:character-count="7602"/>
    <dc:date>2010-03-17T10:07:27</dc:date>
    <dc:creator>Szymon Witamborski</dc:creator>
    <meta:editing-duration>PT00H00M12S</meta:editing-duration>
    <meta:editing-cycles>1</meta:editing-cycles>
    <meta:generator>OpenOffice.org/3.2$Linux OpenOffice.org_project/320m12$Build-9483</meta:generator>
  </office:meta>
</office:document-meta>
</file>